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265cm" fo:margin-bottom="0.265cm" style:contextual-spacing="false" fo:text-indent="0cm" style:auto-text-indent="false"/>
    </style:style>
    <style:style style:name="P2" style:family="paragraph" style:parent-style-name="Heading_20_1">
      <style:paragraph-properties fo:margin-left="0cm" fo:margin-right="0cm" fo:margin-top="0.265cm" fo:margin-bottom="0.265cm" style:contextual-spacing="false" fo:text-indent="0cm" style:auto-text-indent="false"/>
      <style:text-properties loext:padding="0cm" loext:border="none"/>
    </style:style>
    <style:style style:name="P3" style:family="paragraph" style:parent-style-name="Heading_20_2">
      <style:paragraph-properties fo:margin-left="0cm" fo:margin-right="0cm" fo:margin-top="0.265cm" fo:margin-bottom="0.265cm" style:contextual-spacing="false" fo:text-indent="0cm" style:auto-text-indent="false"/>
    </style:style>
    <style:style style:name="P4" style:family="paragraph" style:parent-style-name="Heading_20_3">
      <style:paragraph-properties fo:margin-left="0cm" fo:margin-right="0cm" fo:margin-top="0.265cm" fo:margin-bottom="0.265cm" style:contextual-spacing="false" fo:text-indent="0cm" style:auto-text-indent="false"/>
      <style:text-properties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list-style-name="L1">
      <style:paragraph-properties fo:margin-left="0cm" fo:margin-right="0cm" fo:margin-top="0cm" fo:margin-bottom="0cm" style:contextual-spacing="false" fo:text-indent="0cm" style:auto-text-indent="false"/>
    </style:style>
    <style:style style:name="P8" style:family="paragraph" style:parent-style-name="Text_20_body" style:list-style-name="L1">
      <style:paragraph-properties fo:margin-left="0cm" fo:margin-right="0cm" fo:text-indent="0cm" style:auto-text-indent="false"/>
    </style:style>
    <style:style style:name="P9" style:family="paragraph" style:parent-style-name="Text_20_body" style:list-style-name="L2">
      <style:paragraph-properties fo:margin-left="0cm" fo:margin-right="0cm" fo:margin-top="0cm" fo:margin-bottom="0cm" style:contextual-spacing="false" fo:text-indent="0cm" style:auto-text-indent="false"/>
    </style:style>
    <style:style style:name="P10" style:family="paragraph" style:parent-style-name="Text_20_body" style:list-style-name="L2">
      <style:paragraph-properties fo:margin-left="0cm" fo:margin-right="0cm" fo:text-indent="0cm" style:auto-text-indent="false"/>
    </style:style>
    <style:style style:name="P11" style:family="paragraph" style:parent-style-name="Text_20_body">
      <style:paragraph-properties fo:margin-left="0cm" fo:margin-right="0cm" fo:margin-top="0cm" fo:margin-bottom="0cm" style:contextual-spacing="false" fo:text-indent="0cm" style:auto-text-indent="false"/>
      <style:text-properties fo:color="#a52a2a" loext:opacity="100%" loext:padding-left="0.318cm" loext:padding-right="0cm" loext:padding-top="0cm" loext:padding-bottom="0cm" loext:border-left="3pt solid #04aa6d" loext:border-right="none" loext:border-top="none" loext:border-bottom="none"/>
    </style:style>
    <style:style style:name="P12" style:family="paragraph" style:parent-style-name="Text_20_body">
      <style:paragraph-properties fo:margin-left="0cm" fo:margin-right="0cm" fo:text-indent="0cm" style:auto-text-indent="false"/>
      <style:text-properties loext:padding="0cm" loext:border="none"/>
    </style:style>
    <style:style style:name="T1" style:family="text">
      <style:text-properties loext:padding-left="0.503cm" loext:padding-right="0cm" loext:padding-top="0.212cm" loext:padding-bottom="0.212cm" loext:border-left="0.06pt solid #04aa6d" loext:border-right="none" loext:border-top="0.06pt solid #04aa6d" loext:border-bottom="0.06pt solid #04aa6d"/>
    </style:style>
    <style:style style:name="T2" style:family="text">
      <style:text-properties loext:padding="0cm" loext:border="none"/>
    </style:style>
    <style:style style:name="T3" style:family="text">
      <style:text-properties fo:color="#000000" loext:opacity="100%"/>
    </style:style>
    <style:style style:name="T4" style:family="text">
      <style:text-properties fo:color="#ff0000" loext:opacity="100%"/>
    </style:style>
    <style:style style:name="T5" style:family="text">
      <style:text-properties fo:color="#ff0000" loext:opacity="100%" loext:padding-left="0.318cm" loext:padding-right="0cm" loext:padding-top="0cm" loext:padding-bottom="0cm" loext:border-left="3pt solid #04aa6d" loext:border-right="none" loext:border-top="none" loext:border-bottom="none"/>
    </style:style>
    <style:style style:name="T6" style:family="text">
      <style:text-properties fo:color="#0000cd" loext:opacity="100%"/>
    </style:style>
    <style:style style:name="T7" style:family="text">
      <style:text-properties fo:color="#0000cd" loext:opacity="100%" loext:padding-left="0.318cm" loext:padding-right="0cm" loext:padding-top="0cm" loext:padding-bottom="0cm" loext:border-left="3pt solid #04aa6d" loext:border-right="none" loext:border-top="none" loext:border-bottom="none"/>
    </style:style>
    <style:style style:name="T8" style:family="text">
      <style:text-properties fo:color="#008000" loext:opacity="100%"/>
    </style:style>
    <style:style style:name="T9" style:family="text">
      <style:text-properties fo:color="#a52a2a" loext:opacity="100%" loext:padding-left="0.318cm" loext:padding-right="0cm" loext:padding-top="0cm" loext:padding-bottom="0cm" loext:border-left="3pt solid #04aa6d" loext:border-right="none" loext:border-top="none" loext:border-bottom="none"/>
    </style:style>
    <style:style style:name="T10" style:family="text">
      <style:text-properties loext:padding-left="0.318cm" loext:padding-right="0cm" loext:padding-top="0cm" loext:padding-bottom="0cm" loext:border-left="3pt solid #04aa6d" loext:border-right="none" loext:border-top="none" loext:border-bottom="none"/>
    </style:style>
    <style:style style:name="T11" style:family="text">
      <style:text-properties officeooo:rsid="001bd19a"/>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amaño de fuente <text:span text:style-name="T11">en </text:span>CSS</text:h>
      <text:p text:style-name="P5"><text:span text:style-name="T1"/></text:p>
      <text:p text:style-name="Horizontal_20_Line"/>
      <text:h text:style-name="P3" text:outline-level="2">Tamaño de fuente</text:h>
      <text:p text:style-name="P6">La propiedad <text:span text:style-name="Source_20_Text"><text:span text:style-name="T2">font-size</text:span></text:span> establece el tamaño del texto.</text:p>
      <text:p text:style-name="P6">Poder gestionar el tamaño del texto es importante en el diseño web. Sin embargo, no debe utilizar ajustes de tamaño de fuente para hacer que los párrafos parezcan títulos o que los títulos parezcan párrafos.</text:p>
      <text:p text:style-name="P6">Utilice siempre las etiquetas HTML adecuadas, como &lt;h1&gt; - &lt;h6&gt; para los títulos y &lt;p&gt; para los párrafos.</text:p>
      <text:p text:style-name="P6">El valor del tamaño de fuente puede ser absoluto o relativo.</text:p>
      <text:p text:style-name="P6">Tamaño absoluto:</text:p>
      <text:list text:style-name="L1">
        <text:list-item>
          <text:p text:style-name="P7">Establece el texto a un tamaño específico</text:p>
        </text:list-item>
        <text:list-item>
          <text:p text:style-name="P7">No permite que un usuario cambie el tamaño del texto en todos los navegadores (malo por razones de accesibilidad)</text:p>
        </text:list-item>
        <text:list-item>
          <text:p text:style-name="P8">El tamaño absoluto es útil cuando se conoce el tamaño físico de la salida.</text:p>
        </text:list-item>
      </text:list>
      <text:p text:style-name="P6">Tamano relativo:</text:p>
      <text:list text:style-name="L2">
        <text:list-item>
          <text:p text:style-name="P9">Establece el tamaño relativo a los elementos circundantes.</text:p>
        </text:list-item>
        <text:list-item>
          <text:p text:style-name="P10">Permite al usuario cambiar el tamaño del texto en los navegadores.</text:p>
        </text:list-item>
      </text:list>
      <text:p text:style-name="P6"><text:span text:style-name="Strong_20_Emphasis"><text:span text:style-name="T2">Nota: </text:span></text:span><text:span text:style-name="T2">Si no especifica un tamaño de fuente, el tamaño predeterminado para el texto normal, como los párrafos, es 16px (16px=1em).</text:span></text:p>
      <text:p text:style-name="Horizontal_20_Line"/>
      <text:h text:style-name="P3" text:outline-level="2">Establecer tamaño de fuente con píxeles</text:h>
      <text:p text:style-name="P6">Ajustar el tamaño del texto con píxeles le da un control total sobre el tamaño del texto:</text:p>
      <text:h text:style-name="P4" text:outline-level="3">Ejemplo</text:h>
      <text:p text:style-name="P11">h1 <text:span text:style-name="T3">{</text:span><text:span text:style-name="T4"><text:line-break/>  font-size</text:span><text:span text:style-name="T3">:</text:span><text:span text:style-name="T6"> 40px</text:span><text:span text:style-name="T3">;</text:span><text:span text:style-name="T4"><text:line-break/></text:span><text:span text:style-name="T3">}</text:span><text:line-break/><text:line-break/>h2 <text:span text:style-name="T3">{</text:span><text:span text:style-name="T4"><text:line-break/>  font-size</text:span><text:span text:style-name="T3">:</text:span><text:span text:style-name="T6"> 30px</text:span><text:span text:style-name="T3">;</text:span><text:span text:style-name="T4"><text:line-break/></text:span><text:span text:style-name="T3">}</text:span><text:line-break/><text:line-break/>p <text:span text:style-name="T3">{</text:span><text:span text:style-name="T4"><text:line-break/></text:span><text:soft-page-break/><text:span text:style-name="T4">  font-size</text:span><text:span text:style-name="T3">:</text:span><text:span text:style-name="T6"> 14px</text:span><text:span text:style-name="T3">;</text:span><text:span text:style-name="T4"><text:line-break/></text:span><text:span text:style-name="T3">}</text:span></text:p>
      <text:p text:style-name="P6"><text:span text:style-name="T2"><text:s/></text:span></text:p>
      <text:p text:style-name="P6"><text:span text:style-name="Strong_20_Emphasis">Consejo: </text:span>si usa píxeles, aún puede usar la herramienta de zoom para cambiar el tamaño de toda la página.</text:p>
      <text:p text:style-name="Horizontal_20_Line"/>
      <text:h text:style-name="P3" text:outline-level="2">Establecer tamaño de fuente con Em</text:h>
      <text:p text:style-name="P6">Para permitir a los usuarios cambiar el tamaño del texto (en el menú del navegador), muchos desarrolladores utilizan em en lugar de píxeles.</text:p>
      <text:p text:style-name="P6">1em es igual al tamaño de fuente actual. El tamaño de texto predeterminado en los navegadores es 16px. Entonces, el tamaño predeterminado de 1em es 16px.</text:p>
      <text:p text:style-name="P6">El tamaño se puede calcular de píxeles a em usando esta fórmula: píxeles/16=em</text:p>
      <text:h text:style-name="P4" text:outline-level="3">Ejemplo</text:h>
      <text:p text:style-name="P11">h1 <text:span text:style-name="T3">{</text:span><text:span text:style-name="T4"><text:line-break/>  font-size</text:span><text:span text:style-name="T3">:</text:span><text:span text:style-name="T6"> 2.5em</text:span><text:span text:style-name="T3">;</text:span><text:span text:style-name="T4"> </text:span><text:span text:style-name="T8">/* 40px/16=2.5em */</text:span><text:span text:style-name="T4"><text:line-break/></text:span><text:span text:style-name="T3">}</text:span><text:line-break/><text:line-break/>h2 <text:span text:style-name="T3">{</text:span><text:span text:style-name="T4"><text:line-break/>  font-size</text:span><text:span text:style-name="T3">:</text:span><text:span text:style-name="T6"> 1.875em</text:span><text:span text:style-name="T3">;</text:span><text:span text:style-name="T4"> </text:span><text:span text:style-name="T8">/* 30px/16=1.875em */</text:span><text:span text:style-name="T4"><text:line-break/></text:span><text:span text:style-name="T3">}</text:span><text:line-break/><text:line-break/>p <text:span text:style-name="T3">{</text:span><text:span text:style-name="T4"><text:line-break/>  font-size</text:span><text:span text:style-name="T3">:</text:span><text:span text:style-name="T6"> 0.875em</text:span><text:span text:style-name="T3">;</text:span><text:span text:style-name="T4"> </text:span><text:span text:style-name="T8">/* 14px/16=0.875em */</text:span><text:span text:style-name="T4"><text:line-break/></text:span><text:span text:style-name="T3">}</text:span></text:p>
      <text:p text:style-name="P6"><text:span text:style-name="T2"><text:s/></text:span></text:p>
      <text:p text:style-name="P6">En el ejemplo anterior, el tamaño del texto en em es el mismo que el del ejemplo anterior en píxeles. Sin embargo, con el tamaño em, es posible ajustar el tamaño del texto en todos los navegadores.</text:p>
      <text:p text:style-name="Horizontal_20_Line"/>
      <text:h text:style-name="P3" text:outline-level="2">Utilice una combinación de porcentaje y em</text:h>
      <text:p text:style-name="P6">La solución que funciona en todos los navegadores es establecer un tamaño de fuente predeterminado en porcentaje para el elemento &lt;body&gt;:</text:p>
      <text:h text:style-name="P4" text:outline-level="3">Ejemplo</text:h>
      <text:p text:style-name="P11">body <text:span text:style-name="T3">{</text:span><text:span text:style-name="T4"><text:line-break/>  font-size</text:span><text:span text:style-name="T3">:</text:span><text:span text:style-name="T6"> 100%</text:span><text:span text:style-name="T3">;</text:span><text:span text:style-name="T4"><text:line-break/></text:span><text:span text:style-name="T3">}</text:span><text:line-break/><text:line-break/><text:soft-page-break/>h1 <text:span text:style-name="T3">{</text:span><text:span text:style-name="T4"><text:line-break/>  font-size</text:span><text:span text:style-name="T3">:</text:span><text:span text:style-name="T6"> 2.5em</text:span><text:span text:style-name="T3">;</text:span><text:span text:style-name="T4"><text:line-break/></text:span><text:span text:style-name="T3">}</text:span><text:line-break/><text:line-break/>h2 <text:span text:style-name="T3">{</text:span><text:span text:style-name="T4"><text:line-break/>  font-size</text:span><text:span text:style-name="T3">:</text:span><text:span text:style-name="T6"> 1.875em</text:span><text:span text:style-name="T3">;</text:span><text:span text:style-name="T4"><text:line-break/></text:span><text:span text:style-name="T3">}</text:span><text:line-break/><text:line-break/>p <text:span text:style-name="T3">{</text:span><text:span text:style-name="T4"><text:line-break/>  font-size</text:span><text:span text:style-name="T3">:</text:span><text:span text:style-name="T6"> 0.875em</text:span><text:span text:style-name="T3">;</text:span><text:span text:style-name="T4"><text:line-break/></text:span><text:span text:style-name="T3">}</text:span></text:p>
      <text:p text:style-name="P6"><text:span text:style-name="T2"><text:s/></text:span></text:p>
      <text:p text:style-name="P6">¡Nuestro código ahora funciona muy bien! Muestra el mismo tamaño de texto en todos los navegadores y permite que todos los navegadores hagan zoom o cambien el tamaño del texto.</text:p>
      <text:p text:style-name="Horizontal_20_Line"/>
      <text:h text:style-name="P3" text:outline-level="2">Tamaño de fuente responsiv<text:span text:style-name="T11">e</text:span></text:h>
      <text:p text:style-name="P6">El tamaño del texto se puede configurar con una unidad <text:span text:style-name="Source_20_Text"><text:span text:style-name="T2">vw</text:span></text:span>, lo que significa "ancho de la ventana gráfica".</text:p>
      <text:p text:style-name="P6">De esa forma, el tamaño del texto seguirá el tamaño de la ventana del navegador:</text:p>
      <text:h text:style-name="P2" text:outline-level="1"><text:s/>Ejemplo</text:h>
      <text:p text:style-name="P5"><text:span text:style-name="T7">&lt;</text:span><text:span text:style-name="T9">h1</text:span><text:span text:style-name="T5"> style</text:span><text:span text:style-name="T7">="</text:span><text:span text:style-name="Strong_20_Emphasis"><text:span text:style-name="T7">font-size:10vw</text:span></text:span><text:span text:style-name="T7">"&gt;</text:span><text:span text:style-name="T10">Hello World</text:span><text:span text:style-name="T7">&lt;</text:span><text:span text:style-name="T9">/h1</text:span><text:span text:style-name="T7">&gt;</text:span></text:p>
      <text:p text:style-name="P6"><text:span text:style-name="T2"><text:s text:c="2"/></text:span></text:p>
      <text:p text:style-name="P12">La ventana gráfica es el tamaño de la ventana del navegador. 1vw = 1% del ancho de la ventana gráfica. Si la ventana gráfica tiene 50 cm de ancho, 1vw es de 0,5 cm.</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2T15:14:58.984000000</meta:creation-date>
    <dc:date>2024-03-02T15:17:47.844000000</dc:date>
    <meta:editing-duration>PT2M49S</meta:editing-duration>
    <meta:editing-cycles>1</meta:editing-cycles>
    <meta:document-statistic meta:table-count="0" meta:image-count="0" meta:object-count="0" meta:page-count="3" meta:paragraph-count="41" meta:word-count="512" meta:character-count="2965" meta:non-whitespace-character-count="2462"/>
    <meta:generator>LibreOffice/7.6.0.3$Windows_X86_64 LibreOffice_project/69edd8b8ebc41d00b4de3915dc82f8f0fc3b6265</meta:generator>
  </office:meta>
</office:document-meta>
</file>